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9df" officeooo:paragraph-rsid="00010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Professor: Salvador Melo</text:p>
      <text:p text:style-name="P1">#Matéria PHP</text:p>
      <text:p text:style-name="P1">#Trabalho de PHP</text:p>
      <text:p text:style-name="P1"># Nome projeto -&gt; Beko champions<text:line-break/>#Autores -&gt; William Silva RA:201920768 // Clicia Natália RA:201820717</text:p>
      <text:p text:style-name="P1"/>
      <text:p text:style-name="P1">#Site de hospedagem: Hosting</text:p>
      <text:p text:style-name="P1">#Banco de dados: Mysql phpmyadmin</text:p>
      <text:p text:style-name="P1">#Site <text:a xlink:type="simple" xlink:href="http://www.bekochampion.xyz/login.html" text:style-name="Internet_20_link" text:visited-style-name="Visited_20_Internet_20_Link">http://www.bekochampion.xyz/login.html</text:a></text:p>
      <text:p text:style-name="P1"/>
      <text:p text:style-name="P1">#Descrição do projeto</text:p>
      <text:p text:style-name="P1">#O projeto foi desenvolvido com intuito acadêmico, de forma com que possa ser utilizado como uma experiência para o mercado de trabalho e experiência pessoal de desenvolvimento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6-16T18:02:17.473000000</dc:date>
    <meta:editing-duration>PT19S</meta:editing-duration>
    <meta:editing-cycles>1</meta:editing-cycles>
    <meta:document-statistic meta:table-count="0" meta:image-count="0" meta:object-count="0" meta:page-count="1" meta:paragraph-count="9" meta:word-count="64" meta:character-count="459" meta:non-whitespace-character-count="403"/>
  </office:meta>
</office:document-meta>
</file>